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Open Sans" svg:font-family="'Open Sans'" style:font-family-generic="swiss"/>
    <style:font-face style:name="Andale Mono" svg:font-family="'Andale Mono'" style:font-pitch="fixed"/>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style:font-name="Ubuntu" fo:font-size="12pt" style:font-size-asian="12pt" style:font-size-complex="12pt"/>
    </style:style>
    <style:style style:name="P2" style:family="paragraph" style:parent-style-name="Title" style:master-page-name="First_20_Page">
      <style:paragraph-properties fo:margin-top="3in" fo:margin-bottom="0.1in" style:page-number="auto"/>
      <style:text-properties fo:font-size="36pt" style:font-size-asian="36pt" style:font-size-complex="36pt"/>
    </style:style>
    <style:style style:name="P3" style:family="paragraph" style:parent-style-name="Standard">
      <style:paragraph-properties fo:margin-top="0.1in" fo:margin-bottom="0in" fo:text-align="center" style:justify-single-word="false"/>
    </style:style>
    <style:style style:name="P4" style:family="paragraph" style:parent-style-name="Standard">
      <style:paragraph-properties fo:margin-top="0.1in" fo:margin-bottom="0in" fo:text-align="center" style:justify-single-word="false"/>
      <style:text-properties fo:font-size="12pt" style:font-size-asian="12pt" style:font-size-complex="12pt"/>
    </style:style>
    <style:style style:name="P5" style:family="paragraph" style:parent-style-name="Standard" style:master-page-name="First_20_Page">
      <style:paragraph-properties fo:margin-top="0.1in" fo:margin-bottom="0in" fo:text-align="center" style:justify-single-word="false" style:page-number="auto" fo:break-before="page"/>
      <style:text-properties fo:font-size="12pt" style:font-size-asian="12pt" style:font-size-complex="12pt"/>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list-style-name="L2"/>
    <style:style style:name="P8" style:family="paragraph" style:parent-style-name="Text_20_body" style:master-page-name="First_20_Page">
      <style:paragraph-properties fo:margin-top="0.1in" fo:margin-bottom="0.1in" fo:text-align="center" style:justify-single-word="false" style:page-number="auto" fo:break-before="page"/>
    </style:style>
    <style:style style:name="P9" style:family="paragraph" style:parent-style-name="Text_20_body">
      <style:paragraph-properties fo:margin-top="0.05in" fo:margin-bottom="0.05in" fo:line-height="100%"/>
    </style:style>
    <style:style style:name="P10" style:family="paragraph" style:parent-style-name="Text_20_body" style:list-style-name="L1">
      <style:paragraph-properties fo:margin-top="0.05in" fo:margin-bottom="0.05in" fo:line-height="100%"/>
    </style:style>
    <style:style style:name="P11" style:family="paragraph" style:parent-style-name="Text_20_body">
      <style:paragraph-properties fo:margin-top="0.05in" fo:margin-bottom="0.05in" fo:line-height="100%"/>
      <style:text-properties fo:font-style="normal" fo:font-weight="normal" style:font-style-asian="normal" style:font-weight-asian="normal" style:font-style-complex="normal" style:font-weight-complex="normal"/>
    </style:style>
    <style:style style:name="P12" style:family="paragraph" style:parent-style-name="Text_20_body" style:list-style-name="L1">
      <style:paragraph-properties fo:margin-top="0.05in" fo:margin-bottom="0.05in" fo:line-height="100%"/>
      <style:text-properties fo:font-style="normal" fo:font-weight="normal" style:font-style-asian="normal" style:font-weight-asian="normal" style:font-style-complex="normal" style:font-weight-complex="normal"/>
    </style:style>
    <style:style style:name="P13" style:family="paragraph" style:parent-style-name="Text_20_body" style:master-page-name="First_20_Page">
      <style:paragraph-properties fo:margin-top="3in" fo:margin-bottom="0in" fo:text-align="center" style:justify-single-word="false" style:page-number="auto" fo:break-before="page"/>
      <style:text-properties style:font-name="Ubuntu" fo:font-size="14pt" style:font-size-asian="14pt" style:font-size-complex="14pt"/>
    </style:style>
    <style:style style:name="P14" style:family="paragraph" style:parent-style-name="Text_20_body">
      <style:paragraph-properties fo:margin-top="0.1in" fo:margin-bottom="0in" fo:text-align="center" style:justify-single-word="false"/>
      <style:text-properties style:font-name="Ubuntu"/>
    </style:style>
    <style:style style:name="P15" style:family="paragraph" style:parent-style-name="Text_20_body">
      <style:paragraph-properties fo:margin-top="0.1in" fo:margin-bottom="0in" fo:text-align="center" style:justify-single-word="false"/>
      <style:text-properties style:font-name="Ubuntu" fo:font-size="12pt" style:font-size-asian="12pt" style:font-size-complex="12pt"/>
    </style:style>
    <style:style style:name="P16" style:family="paragraph" style:parent-style-name="Text_20_body">
      <style:paragraph-properties fo:margin-top="0.1in" fo:margin-bottom="0in" fo:text-align="center" style:justify-single-word="false"/>
    </style:style>
    <style:style style:name="P17" style:family="paragraph" style:parent-style-name="Text_20_body">
      <style:paragraph-properties fo:margin-top="0.1in" fo:margin-bottom="0in" fo:text-align="center" style:justify-single-word="false"/>
      <style:text-properties fo:font-size="12pt" style:font-size-asian="12pt" style:font-size-complex="12pt"/>
    </style:style>
    <style:style style:name="P18" style:family="paragraph" style:parent-style-name="Heading_20_2">
      <style:paragraph-properties fo:break-before="page"/>
    </style:style>
    <style:style style:name="P19" style:family="paragraph" style:parent-style-name="Heading_20_1" style:list-style-name="">
      <style:paragraph-properties fo:text-align="center" style:justify-single-word="false"/>
    </style:style>
    <style:style style:name="P20" style:family="paragraph" style:parent-style-name="Heading_20_1">
      <style:paragraph-properties fo:break-before="page"/>
    </style:style>
    <style:style style:name="P21" style:family="paragraph" style:parent-style-name="Heading_20_1" style:master-page-name="First_20_Page">
      <style:paragraph-properties style:page-number="auto" fo:break-before="page"/>
    </style:style>
    <style:style style:name="P22" style:family="paragraph" style:parent-style-name="Subtitle">
      <style:paragraph-properties fo:margin-top="0.1in" fo:margin-bottom="0.1in"/>
      <style:text-properties fo:font-size="14pt" style:font-size-asian="14pt" style:font-size-complex="14pt"/>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Signature">
      <style:text-properties fo:font-size="16pt" style:font-size-asian="16pt" style:font-size-complex="16pt"/>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Heading_20_3">
      <style:paragraph-properties fo:break-before="page"/>
    </style:style>
    <style:style style:name="T1" style:family="text">
      <style:text-properties style:font-name="Ubuntu"/>
    </style:style>
    <style:style style:name="T2" style:family="text">
      <style:text-properties style:font-name="Ubuntu" fo:font-size="12pt" style:font-size-asian="12pt" style:font-size-complex="12pt"/>
    </style:style>
    <style:style style:name="T3" style:family="text">
      <style:text-properties style:font-name="Ubuntu" fo:font-weight="bold" style:font-name-asian="Droid Sans Fallback" style:font-weight-asian="bold" style:font-name-complex="FreeSans" style:font-weight-complex="bold"/>
    </style:style>
    <style:style style:name="T4" style:family="text">
      <style:text-properties fo:font-size="12pt" style:font-size-asian="12pt" style:font-size-complex="12pt"/>
    </style:style>
    <style:style style:name="T5" style:family="text">
      <style:text-properties fo:font-style="italic" style:font-style-asian="italic" style:font-style-complex="italic"/>
    </style:style>
    <style:style style:name="T6" style:family="text">
      <style:text-properties style:font-name="Ubuntu2" fo:font-style="italic" fo:font-weight="bold" style:font-name-asian="Droid Sans Fallback" style:font-style-asian="italic" style:font-weight-asian="bold" style:font-name-complex="FreeSans" style:font-style-complex="italic" style:font-weight-complex="bold"/>
    </style:style>
    <style:style style:name="T7" style:family="text">
      <style:text-properties style:font-name="Ubuntu2" style:font-name-asian="Droid Sans Fallback" style:font-name-complex="FreeSans"/>
    </style:style>
    <style:style style:name="T8" style:family="text">
      <style:text-properties style:font-name="Ubuntu2" fo:font-style="normal" fo:font-weight="normal" style:font-name-asian="Droid Sans Fallback" style:font-style-asian="normal" style:font-weight-asian="normal" style:font-name-complex="FreeSans" style:font-style-complex="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RefHeading__108_667312148"/><text:span text:style-name="T3">Get Started With Rails</text:span><text:bookmark-end text:name="__RefHeading__108_667312148"/></text:p>
      <text:p text:style-name="P22"><text:span text:style-name="T3">How to Develop Ruby on Rails Applications the Right Way</text:span></text:p>
      <text:p text:style-name="P24"><text:span text:style-name="T1">By Aaron Evans</text:span></text:p>
      <text:p text:style-name="P5"><text:span text:style-name="T1">Get Started with Rails</text:span></text:p>
      <text:p text:style-name="P4"><text:span text:style-name="T1">By Aaron Evans</text:span></text:p>
      <text:p text:style-name="P15"/>
      <text:p text:style-name="P15"/>
      <text:p text:style-name="P4"><text:span text:style-name="T1">Contact the author with questions and comments:</text:span></text:p>
      <text:p text:style-name="P16"><text:a xlink:type="simple" xlink:href="http://twitter.com/fijiaaron"><text:span text:style-name="T2">@fijiaaron</text:span></text:a></text:p>
      <text:p text:style-name="P16"><text:a xlink:type="simple" xlink:href="mailto:aaron@one-shore.com"><text:span text:style-name="T2">aaron@one-shore.com</text:span></text:a></text:p>
      <text:p text:style-name="P15"/>
      <text:p text:style-name="P4"><text:span text:style-name="T1"/></text:p>
      <text:p text:style-name="P4"><text:span text:style-name="T1">Visit our website to comment, contribute, or download errata and examples:</text:span></text:p>
      <text:p text:style-name="P3"><text:a xlink:type="simple" xlink:href="http://getstartedwithrails.com/"><text:span text:style-name="T2">getstartedwithrails.com</text:span></text:a></text:p>
      <text:p text:style-name="P4"><text:span text:style-name="T1"/></text:p>
      <text:p text:style-name="P4"><text:span text:style-name="T1"/></text:p>
      <text:p text:style-name="P4"><text:span text:style-name="T1">The book will soon be available for purchase as a hard copy<text:line-break/>and in PDF, Kindle, ePUB formats.</text:span></text:p>
      <text:p text:style-name="P4"><text:span text:style-name="T1"/></text:p>
      <text:p text:style-name="P4"><text:span text:style-name="T1"/></text:p>
      <text:p text:style-name="P17"><text:span text:style-name="T1">The source code for this book is available online at:</text:span></text:p>
      <text:p text:style-name="P14"><text:a xlink:type="simple" xlink:href="http://github.com/getstartedwithrails"><text:span text:style-name="T4">http://github.com/getstartedwithrails</text:span></text:a></text:p>
      <text:p text:style-name="P15"/>
      <text:p text:style-name="P15"/>
      <text:p text:style-name="P15"/>
      <text:p text:style-name="P15"/>
      <text:p text:style-name="P15"/>
      <text:p text:style-name="P15"/>
      <text:p text:style-name="P15">Copyright © 2015 by Aaron Evans</text:p>
      <text:p text:style-name="P13"><text:span text:style-name="T5">Dedicated to my wife Kelsey, who I kept awake at night while writing this book.</text:span></text:p>
      <text:h text:style-name="P21" text:outline-level="1"><text:bookmark-start text:name="__RefHeading__533_667312148"/><text:span text:style-name="T1">Acknowledgements</text:span><text:bookmark-end text:name="__RefHeading__533_667312148"/></text:h>
      <text:p text:style-name="Text_20_body"><text:span text:style-name="T1">I'd like to thank the Ruby on Rails community for building such an awesome and easy to use product. <text:s/></text:span></text:p>
      <text:p text:style-name="Text_20_body"><text:span text:style-name="T1">For helping me learn Ruby on Rails, thanks: Andy Hunt, Dave Thomas, Sam Ruby, Ryan Bates, Obie Fernandez, Joel Spolsky, Jeff Atwood, Zed Shaw, Michael Hartl, and countless others.</text:span></text:p>
      <text:p text:style-name="Text_20_body"><text:span text:style-name="T1">Especial thanks go to Matsumoto Yukihiro for creating Ruby and to David Heinemeier Hansson for developing Rails in the first place.</text:span></text:p>
      <text:p text:style-name="P8"/>
      <text:table-of-content text:style-name="Sect1" text:protected="true" text:name="Table of Contents1">
        <text:table-of-content-source text:outline-level="5">
          <text:index-title-template text:style-nam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6">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text:a xlink:type="simple" xlink:href="#__RefHeading__108_667312148" text:style-name="Index_20_Link" text:visited-style-name="Index_20_Link">Get Started With Rails<text:tab/>1</text:a></text:p>
          <text:p text:style-name="P25"><text:a xlink:type="simple" xlink:href="#__RefHeading__533_667312148" text:style-name="Index_20_Link" text:visited-style-name="Index_20_Link">Acknowledgements<text:tab/>4</text:a></text:p>
          <text:p text:style-name="P25"><text:a xlink:type="simple" xlink:href="#__RefHeading__425_667312148" text:style-name="Index_20_Link" text:visited-style-name="Index_20_Link">Introduction<text:tab/>7</text:a></text:p>
          <text:p text:style-name="P25"><text:a xlink:type="simple" xlink:href="#__RefHeading__750_667312148" text:style-name="Index_20_Link" text:visited-style-name="Index_20_Link">Part 1: Setting up a Rails Development Environment<text:tab/>12</text:a></text:p>
          <text:p text:style-name="P23"><text:a xlink:type="simple" xlink:href="#__RefHeading__752_667312148" text:style-name="Index_20_Link" text:visited-style-name="Index_20_Link">Getting Started With Ruby<text:tab/>14</text:a></text:p>
          <text:p text:style-name="P23"><text:a xlink:type="simple" xlink:href="#__RefHeading__754_667312148" text:style-name="Index_20_Link" text:visited-style-name="Index_20_Link">Managing Rubies with RVM<text:tab/>14</text:a></text:p>
          <text:p text:style-name="P23"><text:a xlink:type="simple" xlink:href="#__RefHeading__756_667312148" text:style-name="Index_20_Link" text:visited-style-name="Index_20_Link">Interactive Ruby<text:tab/>14</text:a></text:p>
          <text:p text:style-name="P23"><text:a xlink:type="simple" xlink:href="#__RefHeading__758_667312148" text:style-name="Index_20_Link" text:visited-style-name="Index_20_Link">Editors and IDEs<text:tab/>14</text:a></text:p>
          <text:p text:style-name="P23"><text:a xlink:type="simple" xlink:href="#__RefHeading__760_667312148" text:style-name="Index_20_Link" text:visited-style-name="Index_20_Link">Using Ruby Gems<text:tab/>14</text:a></text:p>
          <text:p text:style-name="P23"><text:a xlink:type="simple" xlink:href="#__RefHeading__762_667312148" text:style-name="Index_20_Link" text:visited-style-name="Index_20_Link">Managing Gems with Bundler<text:tab/>14</text:a></text:p>
          <text:p text:style-name="P23"><text:a xlink:type="simple" xlink:href="#__RefHeading__764_667312148" text:style-name="Index_20_Link" text:visited-style-name="Index_20_Link">Version Control with Git<text:tab/>14</text:a></text:p>
          <text:p text:style-name="P23"><text:a xlink:type="simple" xlink:href="#__RefHeading__766_667312148" text:style-name="Index_20_Link" text:visited-style-name="Index_20_Link">Bonus: Isolating Projects with Vagrant<text:tab/>14</text:a></text:p>
          <text:p text:style-name="P25"><text:a xlink:type="simple" xlink:href="#__RefHeading__768_667312148" text:style-name="Index_20_Link" text:visited-style-name="Index_20_Link">Part 2: Building a Rails App<text:tab/>15</text:a></text:p>
          <text:p text:style-name="P23"><text:a xlink:type="simple" xlink:href="#__RefHeading__770_667312148" text:style-name="Index_20_Link" text:visited-style-name="Index_20_Link">Creating a new Rails Project<text:tab/>15</text:a></text:p>
          <text:p text:style-name="P23"><text:a xlink:type="simple" xlink:href="#__RefHeading__772_667312148" text:style-name="Index_20_Link" text:visited-style-name="Index_20_Link">Rapid Prototyping with Generators &amp; Scaffolding<text:tab/>15</text:a></text:p>
          <text:p text:style-name="P23"><text:a xlink:type="simple" xlink:href="#__RefHeading__774_667312148" text:style-name="Index_20_Link" text:visited-style-name="Index_20_Link">Defining Models with ActiveRecord<text:tab/>15</text:a></text:p>
          <text:p text:style-name="P23"><text:a xlink:type="simple" xlink:href="#__RefHeading__776_667312148" text:style-name="Index_20_Link" text:visited-style-name="Index_20_Link">Views<text:tab/>15</text:a></text:p>
          <text:p text:style-name="P26"><text:a xlink:type="simple" xlink:href="#__RefHeading__778_667312148" text:style-name="Index_20_Link" text:visited-style-name="Index_20_Link">Templates<text:tab/>15</text:a></text:p>
          <text:p text:style-name="P26"><text:a xlink:type="simple" xlink:href="#__RefHeading__780_667312148" text:style-name="Index_20_Link" text:visited-style-name="Index_20_Link">Partials<text:tab/>15</text:a></text:p>
          <text:p text:style-name="P26"><text:a xlink:type="simple" xlink:href="#__RefHeading__782_667312148" text:style-name="Index_20_Link" text:visited-style-name="Index_20_Link">ERB<text:tab/>15</text:a></text:p>
          <text:p text:style-name="P26"><text:a xlink:type="simple" xlink:href="#__RefHeading__784_667312148" text:style-name="Index_20_Link" text:visited-style-name="Index_20_Link">HAML<text:tab/>15</text:a></text:p>
          <text:p text:style-name="P26"><text:a xlink:type="simple" xlink:href="#__RefHeading__786_667312148" text:style-name="Index_20_Link" text:visited-style-name="Index_20_Link">SLIM<text:tab/>15</text:a></text:p>
          <text:p text:style-name="P26"><text:a xlink:type="simple" xlink:href="#__RefHeading__788_667312148" text:style-name="Index_20_Link" text:visited-style-name="Index_20_Link">Markdown<text:tab/>15</text:a></text:p>
          <text:p text:style-name="P23"><text:a xlink:type="simple" xlink:href="#__RefHeading__790_667312148" text:style-name="Index_20_Link" text:visited-style-name="Index_20_Link">Controllers<text:tab/>15</text:a></text:p>
          <text:p text:style-name="P25"><text:a xlink:type="simple" xlink:href="#__RefHeading__792_667312148" text:style-name="Index_20_Link" text:visited-style-name="Index_20_Link">Part 3: Understanding How Rails Works<text:tab/>16</text:a></text:p>
          <text:p text:style-name="P25"><text:a xlink:type="simple" xlink:href="#__RefHeading__794_667312148" text:style-name="Index_20_Link" text:visited-style-name="Index_20_Link">Part 4: Adding Common Functionality To A Rails App<text:tab/>17</text:a></text:p>
          <text:p text:style-name="P26"><text:a xlink:type="simple" xlink:href="#__RefHeading__796_667312148" text:style-name="Index_20_Link" text:visited-style-name="Index_20_Link">User Authentication with Devise and Warden<text:tab/>17</text:a></text:p>
          <text:p text:style-name="P26"><text:a xlink:type="simple" xlink:href="#__RefHeading__798_667312148" text:style-name="Index_20_Link" text:visited-style-name="Index_20_Link">Single Sign On (SSO) with OmniAuth<text:tab/>17</text:a></text:p>
          <text:p text:style-name="P26"><text:a xlink:type="simple" xlink:href="#__RefHeading__800_667312148" text:style-name="Index_20_Link" text:visited-style-name="Index_20_Link">Authorization and Access Control with Pundit<text:tab/>17</text:a></text:p>
          <text:p text:style-name="P26"><text:a xlink:type="simple" xlink:href="#__RefHeading__802_667312148" text:style-name="Index_20_Link" text:visited-style-name="Index_20_Link">Sending and Receiving Email <text:tab/>17</text:a></text:p>
          <text:p text:style-name="P26"><text:a xlink:type="simple" xlink:href="#__RefHeading__804_667312148" text:style-name="Index_20_Link" text:visited-style-name="Index_20_Link">Payment Processing with ActiveMerchant &amp; Stripe<text:tab/>17</text:a></text:p>
          <text:p text:style-name="P26"><text:a xlink:type="simple" xlink:href="#__RefHeading__806_667312148" text:style-name="Index_20_Link" text:visited-style-name="Index_20_Link">Geolocation with GeoKit<text:tab/>17</text:a></text:p>
          <text:p text:style-name="P26"><text:a xlink:type="simple" xlink:href="#__RefHeading__808_667312148" text:style-name="Index_20_Link" text:visited-style-name="Index_20_Link">Charts and Graphs<text:tab/>17</text:a></text:p>
          <text:p text:style-name="P26"><text:a xlink:type="simple" xlink:href="#__RefHeading__810_667312148" text:style-name="Index_20_Link" text:visited-style-name="Index_20_Link">CSS <text:tab/>17</text:a></text:p>
          <text:p text:style-name="P27"><text:soft-page-break/><text:a xlink:type="simple" xlink:href="#__RefHeading__812_667312148" text:style-name="Index_20_Link" text:visited-style-name="Index_20_Link">SASS &amp; Compass<text:tab/>17</text:a></text:p>
          <text:p text:style-name="P27"><text:a xlink:type="simple" xlink:href="#__RefHeading__814_667312148" text:style-name="Index_20_Link" text:visited-style-name="Index_20_Link">Bootstrap &amp; Foundation<text:tab/>17</text:a></text:p>
          <text:p text:style-name="P26"><text:a xlink:type="simple" xlink:href="#__RefHeading__816_667312148" text:style-name="Index_20_Link" text:visited-style-name="Index_20_Link">Javascript<text:tab/>17</text:a></text:p>
          <text:p text:style-name="P27"><text:a xlink:type="simple" xlink:href="#__RefHeading__818_667312148" text:style-name="Index_20_Link" text:visited-style-name="Index_20_Link">JQuery<text:tab/>17</text:a></text:p>
          <text:p text:style-name="P27"><text:a xlink:type="simple" xlink:href="#__RefHeading__820_667312148" text:style-name="Index_20_Link" text:visited-style-name="Index_20_Link">Angular<text:tab/>17</text:a></text:p>
          <text:p text:style-name="P27"><text:a xlink:type="simple" xlink:href="#__RefHeading__822_667312148" text:style-name="Index_20_Link" text:visited-style-name="Index_20_Link">Meteor<text:tab/>17</text:a></text:p>
          <text:p text:style-name="P26"><text:a xlink:type="simple" xlink:href="#__RefHeading__824_667312148" text:style-name="Index_20_Link" text:visited-style-name="Index_20_Link">Template Generators<text:tab/>17</text:a></text:p>
          <text:p text:style-name="P27"><text:a xlink:type="simple" xlink:href="#__RefHeading__826_667312148" text:style-name="Index_20_Link" text:visited-style-name="Index_20_Link">Rails Composer<text:tab/>17</text:a></text:p>
          <text:p text:style-name="P27"><text:a xlink:type="simple" xlink:href="#__RefHeading__828_667312148" text:style-name="Index_20_Link" text:visited-style-name="Index_20_Link">Prelang<text:tab/>17</text:a></text:p>
          <text:p text:style-name="P25"><text:a xlink:type="simple" xlink:href="#__RefHeading__830_667312148" text:style-name="Index_20_Link" text:visited-style-name="Index_20_Link">Part 5: Testing <text:tab/>19</text:a></text:p>
          <text:p text:style-name="P26"><text:a xlink:type="simple" xlink:href="#__RefHeading__832_667312148" text:style-name="Index_20_Link" text:visited-style-name="Index_20_Link">Unit testing with Minitest<text:tab/>20</text:a></text:p>
          <text:p text:style-name="P26"><text:a xlink:type="simple" xlink:href="#__RefHeading__834_667312148" text:style-name="Index_20_Link" text:visited-style-name="Index_20_Link">BDD with Rspec &amp; Cucumber<text:tab/>20</text:a></text:p>
          <text:p text:style-name="P26"><text:a xlink:type="simple" xlink:href="#__RefHeading__836_667312148" text:style-name="Index_20_Link" text:visited-style-name="Index_20_Link">Testing Controllers<text:tab/>20</text:a></text:p>
          <text:p text:style-name="P26"><text:a xlink:type="simple" xlink:href="#__RefHeading__838_667312148" text:style-name="Index_20_Link" text:visited-style-name="Index_20_Link">Test Data &amp; Fixtures<text:tab/>20</text:a></text:p>
          <text:p text:style-name="P26"><text:a xlink:type="simple" xlink:href="#__RefHeading__840_667312148" text:style-name="Index_20_Link" text:visited-style-name="Index_20_Link">Mocks<text:tab/>20</text:a></text:p>
          <text:p text:style-name="P26"><text:a xlink:type="simple" xlink:href="#__RefHeading__842_667312148" text:style-name="Index_20_Link" text:visited-style-name="Index_20_Link">Factory Girl<text:tab/>20</text:a></text:p>
          <text:p text:style-name="P26"><text:a xlink:type="simple" xlink:href="#__RefHeading__844_667312148" text:style-name="Index_20_Link" text:visited-style-name="Index_20_Link">User interfact testing with Selenium<text:tab/>20</text:a></text:p>
          <text:p text:style-name="P25"><text:a xlink:type="simple" xlink:href="#__RefHeading__847_667312148" text:style-name="Index_20_Link" text:visited-style-name="Index_20_Link">Part 5: Deploying Rails Apps<text:tab/>21</text:a></text:p>
          <text:p text:style-name="P23"><text:a xlink:type="simple" xlink:href="#__RefHeading__849_667312148" text:style-name="Index_20_Link" text:visited-style-name="Index_20_Link">Rails Servers<text:tab/>21</text:a></text:p>
          <text:p text:style-name="P26"><text:a xlink:type="simple" xlink:href="#__RefHeading__851_667312148" text:style-name="Index_20_Link" text:visited-style-name="Index_20_Link">Passenger<text:tab/>21</text:a></text:p>
          <text:p text:style-name="P26"><text:a xlink:type="simple" xlink:href="#__RefHeading__853_667312148" text:style-name="Index_20_Link" text:visited-style-name="Index_20_Link">Unicorn<text:tab/>21</text:a></text:p>
          <text:p text:style-name="P26"><text:a xlink:type="simple" xlink:href="#__RefHeading__855_667312148" text:style-name="Index_20_Link" text:visited-style-name="Index_20_Link">Puma<text:tab/>21</text:a></text:p>
          <text:p text:style-name="P23"><text:a xlink:type="simple" xlink:href="#__RefHeading__857_667312148" text:style-name="Index_20_Link" text:visited-style-name="Index_20_Link">Cloud Infrastructure<text:tab/>21</text:a></text:p>
          <text:p text:style-name="P26"><text:a xlink:type="simple" xlink:href="#__RefHeading__859_667312148" text:style-name="Index_20_Link" text:visited-style-name="Index_20_Link">AWS<text:tab/>21</text:a></text:p>
          <text:p text:style-name="P26"><text:a xlink:type="simple" xlink:href="#__RefHeading__861_667312148" text:style-name="Index_20_Link" text:visited-style-name="Index_20_Link">OpenStack<text:tab/>21</text:a></text:p>
          <text:p text:style-name="P26"><text:a xlink:type="simple" xlink:href="#__RefHeading__863_667312148" text:style-name="Index_20_Link" text:visited-style-name="Index_20_Link">Linode<text:tab/>21</text:a></text:p>
          <text:p text:style-name="P23"><text:a xlink:type="simple" xlink:href="#__RefHeading__865_667312148" text:style-name="Index_20_Link" text:visited-style-name="Index_20_Link">Platform as a Service<text:tab/>21</text:a></text:p>
          <text:p text:style-name="P26"><text:a xlink:type="simple" xlink:href="#__RefHeading__867_667312148" text:style-name="Index_20_Link" text:visited-style-name="Index_20_Link">Heroku<text:tab/>21</text:a></text:p>
          <text:p text:style-name="P26"><text:a xlink:type="simple" xlink:href="#__RefHeading__869_667312148" text:style-name="Index_20_Link" text:visited-style-name="Index_20_Link">EngineYard<text:tab/>21</text:a></text:p>
          <text:p text:style-name="P26"><text:a xlink:type="simple" xlink:href="#__RefHeading__871_667312148" text:style-name="Index_20_Link" text:visited-style-name="Index_20_Link">CloudFoundry<text:tab/>21</text:a></text:p>
        </text:index-body>
      </text:table-of-content>
      <text:p text:style-name="Standard"/>
      <text:h text:style-name="P20" text:outline-level="1"><text:bookmark-start text:name="__RefHeading__425_667312148"/>Introduction<text:bookmark-end text:name="__RefHeading__425_667312148"/></text:h>
      <text:p text:style-name="Text_20_body">This is probably not the first book you should buy about Ruby on Rails.</text:p>
      <text:p text:style-name="Text_20_body">It will not teach you to program in Ruby. <text:s/>And it will not teach you how to devlop applications using Ruby on Rails. <text:s/>Except perhaps a little bit, by accident.</text:p>
      <text:p text:style-name="Text_20_body">Maybe I should have chosen a better title, but since I've already plunked down $15 for the domain name, and virtually written it in permanent marker on the first page, we're stuck with it.</text:p>
      <text:p text:style-name="Text_20_body">But If that's what you're looking for, there are plenty of good resources already out there to help you learn about Ruby and Rails.</text:p>
      <text:p text:style-name="Text_20_body">Might I suggest the following...</text:p>
      <text:p text:style-name="P6"><text:span text:style-name="T7">To learn how to program Ruby:</text:span></text:p>
      <text:list xml:id="list75972587" text:style-name="L1">
        <text:list-item>
          <text:p text:style-name="P10"><text:a xlink:type="simple" xlink:href="https://pragprog.com/book/ruby4/programming-ruby-1-9-2-0"><text:span text:style-name="T8">Programming Ruby</text:span></text:a><text:span text:style-name="T8"> – the “Pickaxe” Book</text:span></text:p>
        </text:list-item>
        <text:list-item>
          <text:p text:style-name="P10"><text:a xlink:type="simple" xlink:href="http://learnrubythehardway.org/book/"><text:span text:style-name="T8">Learn Ruby the Hard Way</text:span></text:a><text:span text:style-name="T8"> – Zed Shaw's controversial primer</text:span></text:p>
        </text:list-item>
        <text:list-item>
          <text:p text:style-name="P10"><text:a xlink:type="simple" xlink:href="http://tryruby.org/"><text:span text:style-name="T8">TryRuby.org</text:span></text:a><text:span text:style-name="T8"> – an interactive only Ruby tutorial</text:span></text:p>
        </text:list-item>
      </text:list>
      <text:p text:style-name="P9"/>
      <text:p text:style-name="P6"><text:span text:style-name="T7">For an introduction to Ruby on Rails:</text:span></text:p>
      <text:list xml:id="list849657277" text:continue-numbering="true" text:style-name="L1">
        <text:list-item>
          <text:p text:style-name="P12"><text:soft-page-break/><text:a xlink:type="simple" xlink:href="http://guides.rubyonrails.org/"><text:span text:style-name="T7">Rails Guides</text:span></text:a><text:span text:style-name="T7"> – official Rails documentation</text:span></text:p>
        </text:list-item>
        <text:list-item>
          <text:p text:style-name="P12"><text:a xlink:type="simple" xlink:href="https://www.railstutorial.org/"><text:span text:style-name="T7">RailsTutorial.org </text:span></text:a><text:span text:style-name="T7">– a popular book/website for learning Rail</text:span></text:p>
        </text:list-item>
        <text:list-item>
          <text:p text:style-name="P12"><text:a xlink:type="simple" xlink:href="http://railscasts.com/"><text:span text:style-name="T7">RailsCasts</text:span></text:a><text:span text:style-name="T7"> – an excellent series of screencasts</text:span></text:p>
        </text:list-item>
        <text:list-item>
          <text:p text:style-name="P12"><text:a xlink:type="simple" xlink:href="https://pragprog.com/book/rails4/agile-web-development-with-rails-4"><text:span text:style-name="T7">Agile Web Development with Rails</text:span></text:a><text:span text:style-name="T7"> – the original Rails book</text:span></text:p>
        </text:list-item>
      </text:list>
      <text:p text:style-name="P11"><text:span text:style-name="T7"/></text:p>
      <text:p text:style-name="P6"><text:span text:style-name="T7">For more in depth documentation of Rails:</text:span></text:p>
      <text:list xml:id="list272001717" text:continue-numbering="true" text:style-name="L1">
        <text:list-item>
          <text:p text:style-name="P12"><text:a xlink:type="simple" xlink:href="https://leanpub.com/tr4w"><text:span text:style-name="T7">The Rails Way</text:span></text:a><text:span text:style-name="T7"> – the exhaustive referenc book by Obie Fernandez</text:span></text:p>
        </text:list-item>
        <text:list-item>
          <text:p text:style-name="P12"><text:a xlink:type="simple" xlink:href="http://api.rubyonrails.org/"><text:span text:style-name="T7">Rails API Reference</text:span></text:a><text:span text:style-name="T7"> – searchable online</text:span></text:p>
        </text:list-item>
      </text:list>
      <text:p text:style-name="P11"><text:span text:style-name="T7"/></text:p>
      <text:p text:style-name="Text_20_body"><text:span text:style-name="T7">You might be wondering who I am to be teaching you how to get started with Rails. <text:s/>And not only that, but to presume to claim to know </text:span><text:span text:style-name="T6">the right way</text:span><text:span text:style-name="T7"> to do so.</text:span></text:p>
      <text:p text:style-name="Text_20_body"><text:span text:style-name="T7">I'm nobody special. <text:s/>I'm not an expert on Rails at all. <text:s/>Actually, I'm not even a very good programmer – or writer for that matter. <text:s/></text:span></text:p>
      <text:p text:style-name="Text_20_body"><text:span text:style-name="T7">But I hope you'll join me on this journey to learn how professional Rails developers go about building applications with Ruby on Rails faster than almost any other way. <text:s/></text:span></text:p>
      <text:p text:style-name="Text_20_body"><text:span text:style-name="T7">I'll be learning as I write, and asking for advice and comments as I go. <text:s/>I hope this will be a living document with lots of references and revisions as the state of the art in programming Ruby on Rails continues to change, as it has so much over the past 10 years.</text:span></text:p>
      <text:p text:style-name="Text_20_body"><text:soft-page-break/><text:span text:style-name="T7">I built my first Rails app in 2005.</text:span></text:p>
      <text:p text:style-name="Text_20_body"><text:span text:style-name="T7">I'd never heard of Rails and only had a vague idea of Ruby. </text:span></text:p>
      <text:p text:style-name="Text_20_body"><text:span text:style-name="T7">But I was blown away by David Heinemeier Hansson's </text:span><text:a xlink:type="simple" xlink:href="https://www.youtube.com/watch?v=Gzj723LkRJY"><text:span text:style-name="T7">video</text:span></text:a><text:span text:style-name="T7"> that created a blogging application in under 30 minutes and the Rolling with Ruby on Rails tutorial (</text:span><text:a xlink:type="simple" xlink:href="http://archive.oreilly.com/pub/a/ruby/archive/rails.html"><text:span text:style-name="T7">part 1</text:span></text:a><text:span text:style-name="T7"> and </text:span><text:a xlink:type="simple" xlink:href="http://www.onlamp.com/pub/a/onlamp/2005/03/03/rails.html"><text:span text:style-name="T7">part 2</text:span></text:a><text:span text:style-name="T7">) by Curt Hibbs.</text:span></text:p>
      <text:p text:style-name="Text_20_body"><text:span text:style-name="T7">So I started creating an app in Ruby on Rails that used Amazon Web Services (which was also brand new, but a completely different product than today's AWS) to catalog used books and list them for sale on Amazon.com</text:span></text:p>
      <text:p text:style-name="Text_20_body"><text:span text:style-name="T7">I got up and running quickly with generators and scaffolding and ActiveRecord. <text:s/>I was suitably impressed. <text:s/>Rails was delivering on the hype.</text:span></text:p>
      <text:p text:style-name="Text_20_body"><text:span text:style-name="T7">But then I ran into challenges. <text:s/></text:span></text:p>
      <text:p text:style-name="Text_20_body"><text:span text:style-name="T7">There was no Ruby library for connecting to AWS. <text:s/>Or for reading barcodes. <text:s/>So I used Perl for the back end. <text:s/>And when I tried to deploy, there was no real solution – but it was an internal app, so the built in development web server was good enough.</text:span></text:p>
      <text:p text:style-name="Text_20_body"><text:span text:style-name="T7">After that, I didn't didn't touch Rails for several years. <text:s/></text:span></text:p>
      <text:p text:style-name="Text_20_body"><text:span text:style-name="T7">These issues have long since been solved. <text:s/></text:span></text:p>
      <text:p text:style-name="Text_20_body"><text:span text:style-name="T7">Since then, I dabbled with Rails every so often, but I never got beyond the basics. <text:s/>What held me back was the difficulty I encountered transitioning from </text:span><text:soft-page-break/><text:span text:style-name="T7">a beginner to a professional developer.</text:span></text:p>
      <text:p text:style-name="Text_20_body"><text:span text:style-name="T7">It's easy to get started with with Ruby on Rails. <text:s/>Maybe a little too easy. <text:s/>Anyone can create a basic application. <text:s/>But once you start delving into the details, you're bombarded with strange jargon, domain specific languages (DSLs), unfamiliar programming idioms, mysterious conventions, a maze of packages (not all Gems are gems), and a myriad of server and database deployment configurations.</text:span></text:p>
      <text:p text:style-name="Text_20_body"><text:span text:style-name="T7">It's a little overwhelming. <text:s/>And yet, you can build a blogging program in under 30 minutes. <text:s/>The lure of simplicity seems to disappear in the reality of complexity.</text:span></text:p>
      <text:p text:style-name="Text_20_body"><text:span text:style-name="T7">But there are apparently quite a few people who use Rails happily. <text:s/>Buildilng professional, scalable apps quickly and easily. <text:s/>What is their secret?</text:span></text:p>
      <text:p text:style-name="Text_20_body"><text:span text:style-name="T7">I aim to find out.</text:span></text:p>
      <text:p text:style-name="Text_20_body"><text:span text:style-name="T7">You see hints if it in their blog posts, tutorials, presentations, books, and screencasts. <text:s/>If you take the time to sift through the mountain of information (and filter out that which is out of date) – studying, practicing, making mistakes, and learning from them – then you can beome an expert Ruby on Rails deveveloper some day.</text:span></text:p>
      <text:p text:style-name="Text_20_body"><text:span text:style-name="T7">I don't think there is a secret society of Rails experts, and a conspiracy to keep </text:span><text:soft-page-break/><text:span text:style-name="T7">their numbers small and their billing rates high. <text:s/>(Well, maybe a little.)</text:span></text:p>
      <text:p text:style-name="Text_20_body"><text:span text:style-name="T7">I think it's just that those who have crossed that divide forget the gap even exists. <text:s/>When they talk to other experts, it's assumed knowledge, just like it is among experts in any field.</text:span></text:p>
      <text:p text:style-name="Text_20_body"><text:span text:style-name="T7">This book will not make you an expert on Ruby on Rails.</text:span></text:p>
      <text:p text:style-name="Text_20_body"><text:span text:style-name="T7">(There is a whole cottage industry around this – books, online courses, boot camps...)</text:span></text:p>
      <text:p text:style-name="Text_20_body"><text:span text:style-name="T7">But I hope that over the course of a short period of time (not necessarily 24 hours or 21 days) it will give you the tools and understanding to bridge that gap. <text:s/>To advance from the realm of beginner to that of expert by helping you understand the tools and lingo, the tips and tricks that the experts use so that you can learn how to develop Ruby on Rails applications the right way.</text:span></text:p>
      <text:h text:style-name="P20" text:outline-level="1"><text:bookmark-start text:name="__RefHeading__750_667312148"/><text:span text:style-name="T7">Part 1: Setting up a Rails Development Environment</text:span><text:bookmark-end text:name="__RefHeading__750_667312148"/></text:h>
      <text:p text:style-name="Text_20_body"><text:span text:style-name="T7">First, let's learn how to set up your Ruby and Rails development environment.</text:span></text:p>
      <text:p text:style-name="Text_20_body"><text:span text:style-name="T7">You can get pretty far by just using a default Ruby install and going from there. <text:s/>You'll get through most tutorials, and you can even build a pretty cool product.</text:span></text:p>
      <text:p text:style-name="Text_20_body"><text:span text:style-name="T7">But when it comes time to develop another product, or work with an older one, things can get pretty hairy. <text:s/>Version incompatibilities, library conflicts, unexpectedly shared resources, hard coded paths and configuration settings, inscrutible code, etc...</text:span></text:p>
      <text:p text:style-name="Text_20_body"><text:span text:style-name="T7">It's a common problem to software development. <text:s/></text:span></text:p>
      <text:p text:style-name="Text_20_body"><text:span text:style-name="T7">Being able to repeatably build and deploy a web application in different environments with simple steps is the holy grail for developers. <text:s/>And Rails developers have done wonders towards solving these sorts of problems.</text:span></text:p>
      <text:p text:style-name="Text_20_body"><text:span text:style-name="T7">With a properly set up Ruby on Rails development environment you can do all </text:span><text:soft-page-break/><text:span text:style-name="T7">of the following:</text:span></text:p>
      <text:list xml:id="list1550169646" text:style-name="L2">
        <text:list-item>
          <text:p text:style-name="P7"><text:span text:style-name="T7">program in Ruby on any virtually platform</text:span></text:p>
        </text:list-item>
        <text:list-item>
          <text:p text:style-name="P7"><text:span text:style-name="T7">use mulitple versions of Ruby on the same computer simultaneously</text:span></text:p>
        </text:list-item>
        <text:list-item>
          <text:p text:style-name="P7"><text:span text:style-name="T7">write complex code in a lightweight text editor or IDE</text:span></text:p>
        </text:list-item>
        <text:list-item>
          <text:p text:style-name="P7"><text:span text:style-name="T7">interactively test and debug web applications from the command line</text:span></text:p>
        </text:list-item>
        <text:list-item>
          <text:p text:style-name="P7"><text:span text:style-name="T7">find high quality free libaries for almost any task you can think of</text:span></text:p>
        </text:list-item>
        <text:list-item>
          <text:p text:style-name="P7"><text:span text:style-name="T7">keep track of different library versions and dependencies for your app</text:span></text:p>
        </text:list-item>
        <text:list-item>
          <text:p text:style-name="P7"><text:span text:style-name="T7">use version control effortlessly for all your projects</text:span></text:p>
        </text:list-item>
        <text:list-item>
          <text:p text:style-name="P7"><text:span text:style-name="T7">isolate project environments completely with virtualization</text:span></text:p>
        </text:list-item>
        <text:list-item>
          <text:p text:style-name="P7"><text:span text:style-name="T7">build a working skeleton of your app automatically</text:span></text:p>
        </text:list-item>
      </text:list>
      <text:p text:style-name="Text_20_body"/>
      <text:h text:style-name="P18" text:outline-level="2"><text:bookmark-start text:name="__RefHeading__752_667312148"/>Getting Started With Ruby<text:bookmark-end text:name="__RefHeading__752_667312148"/></text:h>
      <text:h text:style-name="Heading_20_2" text:outline-level="2"><text:bookmark-start text:name="__RefHeading__754_667312148"/>Managing Rubies with RVM<text:bookmark-end text:name="__RefHeading__754_667312148"/></text:h>
      <text:h text:style-name="Heading_20_2" text:outline-level="2"><text:bookmark-start text:name="__RefHeading__756_667312148"/>Interactive Ruby<text:bookmark-end text:name="__RefHeading__756_667312148"/></text:h>
      <text:h text:style-name="Heading_20_2" text:outline-level="2"><text:bookmark-start text:name="__RefHeading__758_667312148"/>Editors and IDEs<text:bookmark-end text:name="__RefHeading__758_667312148"/></text:h>
      <text:h text:style-name="Heading_20_2" text:outline-level="2"><text:bookmark-start text:name="__RefHeading__760_667312148"/>Using Ruby Gems<text:bookmark-end text:name="__RefHeading__760_667312148"/></text:h>
      <text:h text:style-name="Heading_20_2" text:outline-level="2"><text:bookmark-start text:name="__RefHeading__762_667312148"/>Managing Gems with Bundler<text:bookmark-end text:name="__RefHeading__762_667312148"/></text:h>
      <text:h text:style-name="Heading_20_2" text:outline-level="2"><text:bookmark-start text:name="__RefHeading__764_667312148"/>Version Control with Git<text:bookmark-end text:name="__RefHeading__764_667312148"/></text:h>
      <text:h text:style-name="Heading_20_2" text:outline-level="2"><text:bookmark-start text:name="__RefHeading__766_667312148"/>Bonus: Isolating Projects with Vagrant<text:bookmark-end text:name="__RefHeading__766_667312148"/></text:h>
      <text:p text:style-name="Text_20_body"/>
      <text:h text:style-name="P20" text:outline-level="1"><text:bookmark-start text:name="__RefHeading__768_667312148"/>Part 2: Building a Rails App<text:bookmark-end text:name="__RefHeading__768_667312148"/></text:h>
      <text:h text:style-name="Heading_20_2" text:outline-level="2"><text:bookmark-start text:name="__RefHeading__770_667312148"/>Creating a new Rails Project<text:bookmark-end text:name="__RefHeading__770_667312148"/></text:h>
      <text:h text:style-name="Heading_20_2" text:outline-level="2"><text:bookmark-start text:name="__RefHeading__772_667312148"/>Rapid Prototyping with Generators &amp; Scaffolding<text:bookmark-end text:name="__RefHeading__772_667312148"/></text:h>
      <text:h text:style-name="Heading_20_2" text:outline-level="2"><text:bookmark-start text:name="__RefHeading__774_667312148"/>Defining Models with ActiveRecord<text:bookmark-end text:name="__RefHeading__774_667312148"/></text:h>
      <text:h text:style-name="Heading_20_2" text:outline-level="2"><text:bookmark-start text:name="__RefHeading__776_667312148"/>Views<text:bookmark-end text:name="__RefHeading__776_667312148"/></text:h>
      <text:h text:style-name="Heading_20_3" text:outline-level="3"><text:bookmark-start text:name="__RefHeading__778_667312148"/>Templates<text:bookmark-end text:name="__RefHeading__778_667312148"/></text:h>
      <text:h text:style-name="Heading_20_3" text:outline-level="3"><text:bookmark-start text:name="__RefHeading__780_667312148"/>Partials<text:bookmark-end text:name="__RefHeading__780_667312148"/></text:h>
      <text:h text:style-name="Heading_20_3" text:outline-level="3"><text:bookmark-start text:name="__RefHeading__782_667312148"/>ERB<text:bookmark-end text:name="__RefHeading__782_667312148"/></text:h>
      <text:h text:style-name="Heading_20_3" text:outline-level="3"><text:bookmark-start text:name="__RefHeading__784_667312148"/>HAML<text:bookmark-end text:name="__RefHeading__784_667312148"/></text:h>
      <text:h text:style-name="Heading_20_3" text:outline-level="3"><text:bookmark-start text:name="__RefHeading__786_667312148"/>SLIM<text:bookmark-end text:name="__RefHeading__786_667312148"/></text:h>
      <text:h text:style-name="Heading_20_3" text:outline-level="3"><text:bookmark-start text:name="__RefHeading__788_667312148"/>Markdown<text:bookmark-end text:name="__RefHeading__788_667312148"/></text:h>
      <text:p text:style-name="Text_20_body"/>
      <text:h text:style-name="Heading_20_2" text:outline-level="2"><text:bookmark-start text:name="__RefHeading__790_667312148"/>Controllers<text:bookmark-end text:name="__RefHeading__790_667312148"/></text:h>
      <text:p text:style-name="Text_20_body"/>
      <text:p text:style-name="Text_20_body"/>
      <text:h text:style-name="Heading_20_1" text:outline-level="1"><text:bookmark-start text:name="__RefHeading__792_667312148"/><text:soft-page-break/>Part 3: Understanding How Rails Works<text:bookmark-end text:name="__RefHeading__792_667312148"/></text:h>
      <text:p text:style-name="Text_20_body"/>
      <text:h text:style-name="Heading_20_1" text:outline-level="1"><text:bookmark-start text:name="__RefHeading__794_667312148"/><text:soft-page-break/>Part 4: Adding Common Functionality To A Rails App<text:bookmark-end text:name="__RefHeading__794_667312148"/></text:h>
      <text:h text:style-name="Heading_20_3" text:outline-level="3"><text:bookmark-start text:name="__RefHeading__796_667312148"/>User Authentication with Devise and Warden<text:bookmark-end text:name="__RefHeading__796_667312148"/></text:h>
      <text:h text:style-name="Heading_20_3" text:outline-level="3"><text:bookmark-start text:name="__RefHeading__798_667312148"/>Single Sign On (SSO) with OmniAuth<text:bookmark-end text:name="__RefHeading__798_667312148"/></text:h>
      <text:h text:style-name="Heading_20_3" text:outline-level="3"><text:bookmark-start text:name="__RefHeading__800_667312148"/>Authorization and Access Control with Pundit<text:bookmark-end text:name="__RefHeading__800_667312148"/></text:h>
      <text:h text:style-name="Heading_20_3" text:outline-level="3"><text:bookmark-start text:name="__RefHeading__802_667312148"/>Sending and Receiving Email <text:bookmark-end text:name="__RefHeading__802_667312148"/></text:h>
      <text:h text:style-name="Heading_20_3" text:outline-level="3"><text:bookmark-start text:name="__RefHeading__804_667312148"/>Payment Processing with ActiveMerchant &amp; Stripe<text:bookmark-end text:name="__RefHeading__804_667312148"/></text:h>
      <text:h text:style-name="Heading_20_3" text:outline-level="3"><text:bookmark-start text:name="__RefHeading__806_667312148"/>Geolocation with GeoKit<text:bookmark-end text:name="__RefHeading__806_667312148"/></text:h>
      <text:h text:style-name="Heading_20_3" text:outline-level="3"><text:bookmark-start text:name="__RefHeading__808_667312148"/>Charts and Graphs<text:bookmark-end text:name="__RefHeading__808_667312148"/></text:h>
      <text:h text:style-name="Heading_20_3" text:outline-level="3"><text:bookmark-start text:name="__RefHeading__810_667312148"/>CSS <text:bookmark-end text:name="__RefHeading__810_667312148"/></text:h>
      <text:h text:style-name="Heading_20_4" text:outline-level="4"><text:bookmark-start text:name="__RefHeading__812_667312148"/>SASS &amp; Compass<text:bookmark-end text:name="__RefHeading__812_667312148"/></text:h>
      <text:h text:style-name="Heading_20_4" text:outline-level="4"><text:bookmark-start text:name="__RefHeading__814_667312148"/>Bootstrap &amp; Foundation<text:bookmark-end text:name="__RefHeading__814_667312148"/></text:h>
      <text:h text:style-name="Heading_20_3" text:outline-level="3"><text:bookmark-start text:name="__RefHeading__816_667312148"/>Javascript<text:bookmark-end text:name="__RefHeading__816_667312148"/></text:h>
      <text:h text:style-name="Heading_20_4" text:outline-level="4"><text:bookmark-start text:name="__RefHeading__818_667312148"/>JQuery<text:bookmark-end text:name="__RefHeading__818_667312148"/></text:h>
      <text:h text:style-name="Heading_20_4" text:outline-level="4"><text:bookmark-start text:name="__RefHeading__820_667312148"/>Angular<text:bookmark-end text:name="__RefHeading__820_667312148"/></text:h>
      <text:h text:style-name="Heading_20_4" text:outline-level="4"><text:bookmark-start text:name="__RefHeading__822_667312148"/>Meteor<text:bookmark-end text:name="__RefHeading__822_667312148"/></text:h>
      <text:h text:style-name="Heading_20_3" text:outline-level="3"><text:bookmark-start text:name="__RefHeading__824_667312148"/>Template Generators<text:bookmark-end text:name="__RefHeading__824_667312148"/></text:h>
      <text:h text:style-name="Heading_20_4" text:outline-level="4"><text:bookmark-start text:name="__RefHeading__826_667312148"/>Rails Composer<text:bookmark-end text:name="__RefHeading__826_667312148"/></text:h>
      <text:h text:style-name="Heading_20_4" text:outline-level="4"><text:bookmark-start text:name="__RefHeading__828_667312148"/>Prelang<text:bookmark-end text:name="__RefHeading__828_667312148"/></text:h>
      <text:h text:style-name="P19" text:outline-level="1"><text:soft-page-break/></text:h>
      <text:h text:style-name="P20" text:outline-level="1"><text:bookmark-start text:name="__RefHeading__830_667312148"/>Part 5: Testing <text:bookmark-end text:name="__RefHeading__830_667312148"/></text:h>
      <text:h text:style-name="P28" text:outline-level="3"><text:bookmark-start text:name="__RefHeading__832_667312148"/>Unit testing with Minitest<text:bookmark-end text:name="__RefHeading__832_667312148"/></text:h>
      <text:h text:style-name="Heading_20_3" text:outline-level="3"><text:bookmark-start text:name="__RefHeading__834_667312148"/>BDD with Rspec &amp; Cucumber<text:bookmark-end text:name="__RefHeading__834_667312148"/></text:h>
      <text:h text:style-name="Heading_20_3" text:outline-level="3"><text:bookmark-start text:name="__RefHeading__836_667312148"/>Testing Controllers<text:bookmark-end text:name="__RefHeading__836_667312148"/></text:h>
      <text:h text:style-name="Heading_20_3" text:outline-level="3"><text:bookmark-start text:name="__RefHeading__838_667312148"/>Test Data &amp; Fixtures<text:bookmark-end text:name="__RefHeading__838_667312148"/></text:h>
      <text:h text:style-name="Heading_20_3" text:outline-level="3"><text:bookmark-start text:name="__RefHeading__840_667312148"/>Mocks<text:bookmark-end text:name="__RefHeading__840_667312148"/></text:h>
      <text:h text:style-name="Heading_20_3" text:outline-level="3"><text:bookmark-start text:name="__RefHeading__842_667312148"/>Factory Girl<text:bookmark-end text:name="__RefHeading__842_667312148"/></text:h>
      <text:h text:style-name="Heading_20_3" text:outline-level="3"><text:bookmark-start text:name="__RefHeading__844_667312148"/>User interfact testing with Selenium<text:bookmark-end text:name="__RefHeading__844_667312148"/></text:h>
      <text:h text:style-name="P20" text:outline-level="1"><text:bookmark-start text:name="__RefHeading__847_667312148"/>Part 5: Deploying Rails Apps<text:bookmark-end text:name="__RefHeading__847_667312148"/></text:h>
      <text:h text:style-name="Heading_20_2" text:outline-level="2"><text:bookmark-start text:name="__RefHeading__849_667312148"/>Rails Servers<text:bookmark-end text:name="__RefHeading__849_667312148"/></text:h>
      <text:h text:style-name="Heading_20_3" text:outline-level="3"><text:bookmark-start text:name="__RefHeading__851_667312148"/>Passenger<text:bookmark-end text:name="__RefHeading__851_667312148"/></text:h>
      <text:h text:style-name="Heading_20_3" text:outline-level="3"><text:bookmark-start text:name="__RefHeading__853_667312148"/>Unicorn<text:bookmark-end text:name="__RefHeading__853_667312148"/></text:h>
      <text:h text:style-name="Heading_20_3" text:outline-level="3"><text:bookmark-start text:name="__RefHeading__855_667312148"/>Puma<text:bookmark-end text:name="__RefHeading__855_667312148"/></text:h>
      <text:h text:style-name="Heading_20_2" text:outline-level="2"><text:bookmark-start text:name="__RefHeading__857_667312148"/>Cloud Infrastructure<text:bookmark-end text:name="__RefHeading__857_667312148"/></text:h>
      <text:h text:style-name="Heading_20_3" text:outline-level="3"><text:bookmark-start text:name="__RefHeading__859_667312148"/>AWS<text:bookmark-end text:name="__RefHeading__859_667312148"/></text:h>
      <text:h text:style-name="Heading_20_3" text:outline-level="3"><text:bookmark-start text:name="__RefHeading__861_667312148"/>OpenStack<text:bookmark-end text:name="__RefHeading__861_667312148"/></text:h>
      <text:h text:style-name="Heading_20_3" text:outline-level="3"><text:bookmark-start text:name="__RefHeading__863_667312148"/>Linode<text:bookmark-end text:name="__RefHeading__863_667312148"/></text:h>
      <text:h text:style-name="Heading_20_2" text:outline-level="2"><text:bookmark-start text:name="__RefHeading__865_667312148"/>Platform as a Service<text:bookmark-end text:name="__RefHeading__865_667312148"/></text:h>
      <text:h text:style-name="Heading_20_3" text:outline-level="3"><text:bookmark-start text:name="__RefHeading__867_667312148"/>Heroku<text:bookmark-end text:name="__RefHeading__867_667312148"/></text:h>
      <text:h text:style-name="Heading_20_3" text:outline-level="3"><text:bookmark-start text:name="__RefHeading__869_667312148"/>EngineYard<text:bookmark-end text:name="__RefHeading__869_667312148"/></text:h>
      <text:h text:style-name="Heading_20_3" text:outline-level="3"><text:bookmark-start text:name="__RefHeading__871_667312148"/>CloudFoundry<text:bookmark-end text:name="__RefHeading__871_667312148"/></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Open Sans" svg:font-family="'Open Sans'" style:font-family-generic="swiss"/>
    <style:font-face style:name="Andale Mono" svg:font-family="'Andale Mono'" style:font-pitch="fixed"/>
    <style:font-face style:name="Ubuntu" svg:font-family="Ubuntu" style:font-pitch="variable"/>
    <style:font-face style:name="Ubuntu2" svg:font-family="Ubuntu" style:font-adornments="Bold" style:font-pitch="variable"/>
    <style:font-face style:name="Ubuntu1" svg:font-family="Ubuntu" style:font-adornments="Regular"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size="24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1in" fo:margin-bottom="0.2in" fo:line-height="150%" fo:background-color="transparent">
        <style:background-image/>
      </style:paragraph-properties>
      <style:text-properties fo:font-size="14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2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paragraph-properties fo:margin="100%" fo:margin-left="0in" fo:margin-right="0in" fo:margin-top="1in" fo:margin-bottom="0.5in" fo:text-align="center" style:justify-single-word="false" fo:text-indent="0in" style:auto-text-indent="false"/>
      <style:text-properties style:font-name="Ubuntu2" fo:font-size="24pt" fo:font-style="italic"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100%" fo:margin-left="0.1in" fo:margin-right="0.1in" fo:margin-top="0.1in" fo:margin-bottom="0.25in" fo:text-align="center" style:justify-single-word="false" fo:text-indent="0in" style:auto-text-indent="false" text:number-lines="false" text:line-number="0"/>
      <style:text-properties style:font-name="Ubuntu2"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text-properties fo:font-size="18pt"/>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text-properties fo:font-size="12pt"/>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text-properties fo:font-size="12pt"/>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text-properties fo:font-size="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Signature" style:family="paragraph" style:parent-style-name="Standard" style:class="text">
      <style:paragraph-properties fo:margin-top="1in" fo:margin-bottom="0in" fo:text-align="center" style:justify-single-word="false" text:number-lines="false" text:line-number="0"/>
      <style:text-properties fo:font-size="16pt" style:font-size-asian="10.5pt"/>
    </style:style>
    <style:style style:name="Heading_20_2" style:display-name="Heading 2" style:family="paragraph" style:parent-style-name="Heading" style:next-style-name="Text_20_body" style:default-outline-level="2" style:class="text">
      <style:text-properties style:font-name="Ubuntu2" fo:font-size="18pt" fo:font-style="normal" fo:font-weight="bold" style:font-size-asian="14pt" style:font-style-asian="italic" style:font-weight-asian="bold" style:font-size-complex="14pt" style:font-style-complex="italic" style:font-weight-complex="bold"/>
    </style:style>
    <style:style style:name="User_20_Index_20_2" style:display-name="User Index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5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buntu" fo:font-size="12pt" style:font-size-asian="12pt" style:font-size-complex="12pt"/>
    </style:style>
    <style:page-layout style:name="Mpm1">
      <style:page-layout-properties fo:page-width="8.5in" fo:page-height="11in" style:num-format="1" style:print-orientation="portrait" fo:margin-top="0.7902in" fo:margin-bottom="0.7902in" fo:margin-left="0.7874in" fo:margin-right="0.7874in" style:shadow="none" fo:background-color="transparent" style:writing-mode="lr-tb" style:footnote-max-height="0.2in">
        <style:background-image/>
        <style:columns fo:column-count="1" fo:column-gap="0in"/>
        <style:footnote-sep style:width="0.0071in" style:line-style="solid" style:adjustment="left" style:rel-width="25%" style:color="#000000"/>
      </style:page-layout-properties>
      <style:header-style>
        <style:header-footer-properties fo:min-height="0.45in" fo:margin-left="0in" fo:margin-right="0in" fo:margin-bottom="0.2in" fo:border="0.06pt solid #000000" fo:padding="0.0201in" style:shadow="#333333 0.0402in 0.0402in" fo:background-color="transparent" style:dynamic-spacing="true">
          <style:background-image/>
        </style:header-footer-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MP1">Get Started with Rails</text:p>
      </style:header>
      <style:footer>
        <text:p text:style-name="Footer"/>
      </style:foot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Evans</meta:initial-creator>
    <meta:creation-date>2015-02-12T15:38:51</meta:creation-date>
    <dc:date>2015-02-13T14:16:05</dc:date>
    <dc:creator>Aaron Evans</dc:creator>
    <meta:editing-duration>PT5H6M58S</meta:editing-duration>
    <meta:editing-cycles>42</meta:editing-cycles>
    <meta:generator>LibreOffice/3.5$Linux_X86_64 LibreOffice_project/350m1$Build-2</meta:generator>
    <meta:document-statistic meta:table-count="0" meta:image-count="0" meta:object-count="0" meta:page-count="21" meta:paragraph-count="203" meta:word-count="1736" meta:character-count="10036" meta:non-whitespace-character-count="8474"/>
  </office:meta>
</office:document-meta>
</file>